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208cm"/>
    </style:style>
    <style:style style:name="Tabella2.R" style:family="table-column">
      <style:table-column-properties style:column-width="1.582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int(record[9] or '0') - int(record[10] or '0')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.replace(']', ']\n')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10-05T12:05:23.712249011</dc:date>
    <dc:creator>thebrush </dc:creator>
    <meta:editing-duration>P2DT1H29M46S</meta:editing-duration>
    <meta:editing-cycles>238</meta:editing-cycles>
    <meta:document-statistic meta:table-count="2" meta:image-count="0" meta:object-count="0" meta:page-count="2" meta:paragraph-count="62" meta:word-count="199" meta:character-count="1509" meta:non-whitespace-character-count="1325"/>
  </office:meta>
</office:document-meta>
</file>